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36.6pt"/>
    </style:style>
    <style:style style:name="ro1" style:family="table-row">
      <style:table-row-properties style:row-height="26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style:text-align-source="fix" style:repeat-content="false" fo:border-left="0.74pt solid #000000" fo:border-right="none" fo:border-top="1.25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51pt solid #666666" style:text-align-source="fix" style:repeat-content="false" fo:border-left="1.25pt solid #000000" fo:border-right="0.51pt solid #666666" fo:border-top="none"/>
      <style:paragraph-properties fo:text-align="center" fo:margin-left="0pt"/>
    </style:style>
    <style:style style:name="ce3" style:family="table-cell" style:parent-style-name="Default">
      <style:table-cell-properties fo:border-bottom="0.51pt solid #666666" style:text-align-source="fix" style:repeat-content="false" fo:border-left="1.25pt solid #000000" fo:border-right="0.51pt solid #666666" fo:border-top="0.51pt solid #666666"/>
      <style:paragraph-properties fo:text-align="center" fo:margin-left="0pt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0.51pt solid #666666" fo:border-top="0.51pt solid #666666"/>
      <style:paragraph-properties fo:text-align="center" fo:margin-left="0pt"/>
    </style:style>
    <style:style style:name="ce5" style:family="table-cell" style:parent-style-name="Default">
      <style:table-cell-properties fo:border-bottom="1.25pt solid #000000" style:text-align-source="fix" style:repeat-content="false" fo:border-left="none" fo:border-right="none" fo:border-top="1.25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51pt solid #666666" fo:border-left="0.51pt solid #666666" fo:border-right="0.51pt solid #666666" fo:border-top="none"/>
    </style:style>
    <style:style style:name="ce7" style:family="table-cell" style:parent-style-name="Default">
      <style:table-cell-properties fo:border="0.51pt solid #666666"/>
    </style:style>
    <style:style style:name="ce8" style:family="table-cell" style:parent-style-name="Default">
      <style:table-cell-properties fo:border-bottom="0.74pt solid #000000" fo:border-left="0.51pt solid #666666" fo:border-right="0.51pt solid #666666" fo:border-top="0.51pt solid #666666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order-bottom="1.25pt solid #000000" style:text-align-source="fix" style:repeat-content="false" fo:border-left="none" fo:border-right="0.74pt solid #000000" fo:border-top="1.25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51pt solid #666666" fo:border-left="0.51pt solid #666666" fo:border-right="0.74pt solid #000000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11"/>
        <table:table-column table:style-name="co5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lineal(1_d)</text:p>
          </table:table-cell>
          <table:table-cell table:style-name="ce5" office:value-type="string" calcext:value-type="string">
            <text:p>1_d(p = 4)</text:p>
          </table:table-cell>
          <table:table-cell table:style-name="ce5" office:value-type="string" calcext:value-type="string">
            <text:p>2_d(p = 4)</text:p>
          </table:table-cell>
          <table:table-cell table:style-name="ce10" office:value-type="string" calcext:value-type="string">
            <text:p>Ganancia(2_d)(p=4)</text:p>
          </table:table-cell>
          <table:table-cell table:style-name="ce13" office:value-type="string" calcext:value-type="string">
            <text:p>Ganancia(1_d)(p=4)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float" office:value="0.000169992" calcext:value-type="float">
            <text:p>0.000169992</text:p>
          </table:table-cell>
          <table:table-cell table:style-name="ce6" office:value-type="float" office:value="0.000226021" calcext:value-type="float">
            <text:p>0.000226021</text:p>
          </table:table-cell>
          <table:table-cell table:style-name="ce6" office:value-type="float" office:value="0.000163794" calcext:value-type="float">
            <text:p>0.000163794</text:p>
          </table:table-cell>
          <table:table-cell table:formula="of:=[.B2]/[.D2]" office:value-type="float" office:value="1.03784021392725" calcext:value-type="float">
            <text:p>1.0378402139</text:p>
          </table:table-cell>
          <table:table-cell table:formula="of:=[.B2]/[.C2]" office:value-type="float" office:value="0.752107105092005" calcext:value-type="float">
            <text:p>0.752107105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0122786" calcext:value-type="float">
            <text:p>0.00122786</text:p>
          </table:table-cell>
          <table:table-cell office:value-type="float" office:value="0.00125504" calcext:value-type="float">
            <text:p>0.00125504</text:p>
          </table:table-cell>
          <table:table-cell office:value-type="float" office:value="0.000452518" calcext:value-type="float">
            <text:p>0.000452518</text:p>
          </table:table-cell>
          <table:table-cell table:formula="of:=[.B3]/[.D3]" office:value-type="float" office:value="2.71339482628315" calcext:value-type="float">
            <text:p>2.7133948263</text:p>
          </table:table-cell>
          <table:table-cell table:formula="of:=[.B3]/[.C3]" office:value-type="float" office:value="0.978343319734829" calcext:value-type="float">
            <text:p>0.9783433197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.0127969" calcext:value-type="float">
            <text:p>0.0127969</text:p>
          </table:table-cell>
          <table:table-cell/>
          <table:table-cell office:value-type="float" office:value="0.00534856" calcext:value-type="float">
            <text:p>0.00534856</text:p>
          </table:table-cell>
          <table:table-cell table:formula="of:=[.B4]/[.D4]" office:value-type="float" office:value="2.39258791151263" calcext:value-type="float">
            <text:p>2.3925879115</text:p>
          </table:table-cell>
          <table:table-cell table:formula="of:=[.B4]/[.C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035445" calcext:value-type="float">
            <text:p>0.035445</text:p>
          </table:table-cell>
          <table:table-cell/>
          <table:table-cell office:value-type="float" office:value="0.00700176" calcext:value-type="float">
            <text:p>0.00700176</text:p>
          </table:table-cell>
          <table:table-cell table:formula="of:=[.B5]/[.D5]" office:value-type="float" office:value="5.06229862206074" calcext:value-type="float">
            <text:p>5.0622986221</text:p>
          </table:table-cell>
          <table:table-cell table:formula="of:=[.B5]/[.C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087044" calcext:value-type="float">
            <text:p>0.087044</text:p>
          </table:table-cell>
          <table:table-cell/>
          <table:table-cell office:value-type="float" office:value="0.0205641" calcext:value-type="float">
            <text:p>0.0205641</text:p>
          </table:table-cell>
          <table:table-cell table:formula="of:=[.B6]/[.D6]" office:value-type="float" office:value="4.23281349536328" calcext:value-type="float">
            <text:p>4.2328134954</text:p>
          </table:table-cell>
          <table:table-cell table:formula="of:=[.B6]/[.C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0.170776" calcext:value-type="float">
            <text:p>0.170776</text:p>
          </table:table-cell>
          <table:table-cell/>
          <table:table-cell office:value-type="float" office:value="0.045338" calcext:value-type="float">
            <text:p>0.045338</text:p>
          </table:table-cell>
          <table:table-cell table:formula="of:=[.B7]/[.D7]" office:value-type="float" office:value="3.76672989545194" calcext:value-type="float">
            <text:p>3.7667298955</text:p>
          </table:table-cell>
          <table:table-cell table:formula="of:=[.B7]/[.C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0.319506" calcext:value-type="float">
            <text:p>0.319506</text:p>
          </table:table-cell>
          <table:table-cell/>
          <table:table-cell office:value-type="float" office:value="0.167333" calcext:value-type="float">
            <text:p>0.167333</text:p>
          </table:table-cell>
          <table:table-cell table:formula="of:=[.B8]/[.D8]" office:value-type="float" office:value="1.90940220996456" calcext:value-type="float">
            <text:p>1.90940221</text:p>
          </table:table-cell>
          <table:table-cell table:formula="of:=[.B8]/[.C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0.518238" calcext:value-type="float">
            <text:p>0.518238</text:p>
          </table:table-cell>
          <table:table-cell/>
          <table:table-cell office:value-type="float" office:value="0.269772" calcext:value-type="float">
            <text:p>0.269772</text:p>
          </table:table-cell>
          <table:table-cell table:formula="of:=[.B9]/[.D9]" office:value-type="float" office:value="1.92102219652151" calcext:value-type="float">
            <text:p>1.9210221965</text:p>
          </table:table-cell>
          <table:table-cell table:formula="of:=[.B9]/[.C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0.892156" calcext:value-type="float">
            <text:p>0.892156</text:p>
          </table:table-cell>
          <table:table-cell/>
          <table:table-cell office:value-type="float" office:value="0.440859" calcext:value-type="float">
            <text:p>0.440859</text:p>
          </table:table-cell>
          <table:table-cell table:formula="of:=[.B10]/[.D10]" office:value-type="float" office:value="2.02367650427915" calcext:value-type="float">
            <text:p>2.0236765043</text:p>
          </table:table-cell>
          <table:table-cell table:formula="of:=[.B10]/[.C1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.79967" calcext:value-type="float">
            <text:p>1.79967</text:p>
          </table:table-cell>
          <table:table-cell office:value-type="float" office:value="0.650968" calcext:value-type="float">
            <text:p>0.650968</text:p>
          </table:table-cell>
          <table:table-cell office:value-type="float" office:value="0.707067" calcext:value-type="float">
            <text:p>0.707067</text:p>
          </table:table-cell>
          <table:table-cell table:formula="of:=[.B11]/[.D11]" office:value-type="float" office:value="2.54526091586794" calcext:value-type="float">
            <text:p>2.5452609159</text:p>
          </table:table-cell>
          <table:table-cell table:formula="of:=[.B11]/[.C11]" office:value-type="float" office:value="2.7646059406914" calcext:value-type="float">
            <text:p>2.7646059407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.76952" calcext:value-type="float">
            <text:p>3.76952</text:p>
          </table:table-cell>
          <table:table-cell office:value-type="float" office:value="6.91786" calcext:value-type="float">
            <text:p>6.91786</text:p>
          </table:table-cell>
          <table:table-cell office:value-type="float" office:value="1.0716" calcext:value-type="float">
            <text:p>1.0716</text:p>
          </table:table-cell>
          <table:table-cell table:formula="of:=[.B12]/[.D12]" office:value-type="float" office:value="3.51765584173199" calcext:value-type="float">
            <text:p>3.5176558417</text:p>
          </table:table-cell>
          <table:table-cell table:formula="of:=[.B12]/[.C12]" office:value-type="float" office:value="0.544896832257374" calcext:value-type="float">
            <text:p>0.5448968323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6.13116" calcext:value-type="float">
            <text:p>6.13116</text:p>
          </table:table-cell>
          <table:table-cell office:value-type="float" office:value="7.03458" calcext:value-type="float">
            <text:p>7.03458</text:p>
          </table:table-cell>
          <table:table-cell office:value-type="float" office:value="1.85631" calcext:value-type="float">
            <text:p>1.85631</text:p>
          </table:table-cell>
          <table:table-cell table:formula="of:=[.B13]/[.D13]" office:value-type="float" office:value="3.30287505858396" calcext:value-type="float">
            <text:p>3.3028750586</text:p>
          </table:table-cell>
          <table:table-cell table:formula="of:=[.B13]/[.C13]" office:value-type="float" office:value="0.871574422353573" calcext:value-type="float">
            <text:p>0.8715744224</text:p>
          </table:table-cell>
        </table:table-row>
        <table:table-row table:style-name="ro2">
          <table:table-cell table:style-name="ce4" office:value-type="float" office:value="1500" calcext:value-type="float">
            <text:p>1500</text:p>
          </table:table-cell>
          <table:table-cell table:style-name="ce8" office:value-type="float" office:value="7.73677" calcext:value-type="float">
            <text:p>7.73677</text:p>
          </table:table-cell>
          <table:table-cell table:style-name="ce8"/>
          <table:table-cell table:style-name="ce8" office:value-type="float" office:value="2.19517" calcext:value-type="float">
            <text:p>2.19517</text:p>
          </table:table-cell>
          <table:table-cell table:formula="of:=[.B14]/[.D14]" office:value-type="float" office:value="3.52445140923026" calcext:value-type="float">
            <text:p>3.5244514092</text:p>
          </table:table-cell>
          <table:table-cell table:formula="of:=[.B14]/[.C14]" office:value-type="string" office:string-value="" calcext:value-type="error">
            <text:p>#DIV/0!</text:p>
          </table:table-cell>
        </table:table-row>
        <table:table-row table:style-name="ro2">
          <table:table-cell table:style-name="Default" table:number-columns-repeated="3"/>
          <table:table-cell table:style-name="ce9" office:value-type="string" calcext:value-type="string">
            <text:p>media:</text:p>
          </table:table-cell>
          <table:table-cell table:style-name="ce12" table:formula="of:=AVERAGE([.E2];[.E3];[.E4];[.E5];[.E6];[.E8];[.E7];[.E9];[.E10];[.E11];[.E12];[.E13];[.E14])" office:value-type="float" office:value="2.91923146929064" calcext:value-type="float">
            <text:p>2.9192314693</text:p>
          </table:table-cell>
          <table:table-cell table:formula="of:=AVERAGE([.F2:.F14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0:05:40.231679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0:39:38.044564815</meta:creation-date>
    <dc:date>2017-04-06T10:16:23.527251033</dc:date>
    <meta:editing-duration>PT8M</meta:editing-duration>
    <meta:editing-cycles>3</meta:editing-cycles>
    <meta:generator>LibreOffice/5.1.6.2$Linux_X86_64 LibreOffice_project/10m0$Build-2</meta:generator>
    <meta:document-statistic meta:table-count="1" meta:cell-count="79" meta:object-count="0"/>
  </office:meta>
</office:document-meta>
</file>